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MERCIALIZADORA H &amp; G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DRANO GARAY, LUCY CAR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VASQUEZ PEZO, HENRY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5313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4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3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55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